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9cm"/>
    </style:style>
    <style:style style:name="co2" style:family="table-column">
      <style:table-column-properties fo:break-before="auto" style:column-width="4.297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8.0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263cm" svg:y="4.34cm">
            <draw:object draw:notify-on-update-of-ranges="Sheet1.A16:Sheet1.A18 Sheet1.B15:Sheet1.B15 Sheet1.B16:Sheet1.B18 Sheet1.C15:Sheet1.C15 Sheet1.C16:Sheet1.C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 table:number-columns-spanned="8" table:number-rows-spanned="1">
            <text:p>texture_swap.rs</text:p>
          </table:table-cell>
          <table:covered-table-cell table:number-columns-repeated="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Estimates render overhead in 2D worst case performance, a number useful to evaluate overhead in higher level APIs</text:p>
          </table:table-cell>
          <table:covered-table-cell table:number-columns-repeated="7" table:style-name="ce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The example runs in benchmark mode, binds to a different texture on each draw call</text:p>
          </table:table-cell>
          <table:covered-table-cell table:number-columns-repeated="7" table:style-name="ce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Change the initial settings and fill in the yellow fields</text:p>
          </table:table-cell>
          <table:covered-table-cell table:number-columns-repeated="7" table:style-name="ce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Use `cargo build –release -–bin textureswap` and `time ./target/release/texture_swap`</text:p>
          </table:table-cell>
          <table:covered-table-cell table:number-columns-repeated="7" table:style-name="ce7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3" table:number-rows-spanned="1">
            <text:p>Yellow background is input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3" table:number-rows-spanned="1">
            <text:p>Torquiose background is information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Frames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3" table:number-rows-spanned="1">
            <text:p>Run 3 times, delete the slowest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Textures</text:p>
          </table:table-cell>
          <table:table-cell table:style-name="ce4" office:value-type="string" calcext:value-type="string">
            <text:p>Min time</text:p>
          </table:table-cell>
          <table:table-cell table:style-name="ce4" office:value-type="string" calcext:value-type="string">
            <text:p>Max time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" office:value-type="float" office:value="1.025" calcext:value-type="float">
            <text:p>1,025</text:p>
          </table:table-cell>
          <table:table-cell table:style-name="ce9" office:value-type="float" office:value="1.037" calcext:value-type="float">
            <text:p>1,037</text:p>
          </table:table-cell>
          <table:table-cell table:number-columns-repeated="7"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9" office:value-type="float" office:value="4.168" calcext:value-type="float">
            <text:p>4,168</text:p>
          </table:table-cell>
          <table:table-cell table:style-name="ce9" office:value-type="float" office:value="4.208" calcext:value-type="float">
            <text:p>4,208</text:p>
          </table:table-cell>
          <table:table-cell table:number-columns-repeated="7"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9" office:value-type="float" office:value="7.275" calcext:value-type="float">
            <text:p>7,275</text:p>
          </table:table-cell>
          <table:table-cell table:style-name="ce9" office:value-type="float" office:value="7.394" calcext:value-type="float">
            <text:p>7,394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3" table:number-rows-spanned="1">
            <text:p>Find initial overhead per texture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4" office:value-type="string" calcext:value-type="string">
            <text:p>Frames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3" table:number-rows-spanned="1">
            <text:p>Run 3 times, delete the slowest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Textures</text:p>
          </table:table-cell>
          <table:table-cell table:style-name="ce4" office:value-type="string" calcext:value-type="string">
            <text:p>Min time</text:p>
          </table:table-cell>
          <table:table-cell table:style-name="ce4" office:value-type="string" calcext:value-type="string">
            <text:p>Max time</text:p>
          </table:table-cell>
          <table:table-cell table:number-columns-repeated="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1.62" calcext:value-type="float">
            <text:p>1,62</text:p>
          </table:table-cell>
          <table:table-cell table:style-name="ce10" office:value-type="float" office:value="1.654" calcext:value-type="float">
            <text:p>1,654</text:p>
          </table:table-cell>
          <table:table-cell table:number-columns-repeated="7"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9" office:value-type="float" office:value="14.055" calcext:value-type="float">
            <text:p>14,055</text:p>
          </table:table-cell>
          <table:table-cell table:style-name="ce9" office:value-type="float" office:value="14.11" calcext:value-type="float">
            <text:p>14,11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1">
          <table:table-cell/>
          <table:table-cell table:formula="of:=[.B18]-[.B16]" office:value-type="float" office:value="6.25" calcext:value-type="float">
            <text:p>6,25</text:p>
          </table:table-cell>
          <table:table-cell table:formula="of:=[.C18]-[.C16]" office:value-type="float" office:value="6.357" calcext:value-type="float">
            <text:p>6,357</text:p>
          </table:table-cell>
          <table:table-cell table:style-name="ce12" office:value-type="string" calcext:value-type="string" table:number-columns-spanned="5" table:number-rows-spanned="1">
            <text:p>For 200 frames, subtract overhead of window initialization, clearing screen and swapping buffers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1">
          <table:table-cell/>
          <table:table-cell table:formula="of:=[.B27]-[.B26]" office:value-type="float" office:value="12.435" calcext:value-type="float">
            <text:p>12,435</text:p>
          </table:table-cell>
          <table:table-cell table:formula="of:=[.C27]-[.C26]" office:value-type="float" office:value="12.456" calcext:value-type="float">
            <text:p>12,456</text:p>
          </table:table-cell>
          <table:table-cell table:style-name="ce12" office:value-type="string" calcext:value-type="string" table:number-columns-spanned="5" table:number-rows-spanned="1">
            <text:p>For 400 frames, subtract overhead of window initialization, clearing screen and swapping buffers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1">
          <table:table-cell/>
          <table:table-cell table:formula="of:=[.B30]-[.B29]" office:value-type="float" office:value="6.185" calcext:value-type="float">
            <text:p>6,185</text:p>
          </table:table-cell>
          <table:table-cell table:formula="of:=[.C30]-[.C29]" office:value-type="float" office:value="6.099" calcext:value-type="float">
            <text:p>6,099</text:p>
          </table:table-cell>
          <table:table-cell table:style-name="ce12" office:value-type="string" calcext:value-type="string" table:number-columns-spanned="5" table:number-rows-spanned="1">
            <text:p>Since we double the frames but keep same number of textures, subtract the two above.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This removes overhead of creating textures, getting time spent rendering 2048 textures in 200/400 frames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1">
          <table:table-cell/>
          <table:table-cell table:formula="of:=[.B31]/1024/[.$B$22]" office:value-type="float" office:value="0.00001510009765625" calcext:value-type="float">
            <text:p>1,510009765625E-005</text:p>
          </table:table-cell>
          <table:table-cell table:formula="of:=[.C31]/1024/[.$B$22]" office:value-type="float" office:value="0.00001489013671875" calcext:value-type="float">
            <text:p>1,489013671875E-005</text:p>
          </table:table-cell>
          <table:table-cell table:style-name="ce12" office:value-type="string" calcext:value-type="string" table:number-columns-spanned="5" table:number-rows-spanned="1">
            <text:p>Divide by 1024 and 400 frames to get time spent rendering a single texture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4">
          <table:table-cell table:number-columns-repeated="10"/>
        </table:table-row>
        <table:table-row table:style-name="ro1">
          <table:table-cell/>
          <table:table-cell table:formula="of:=([.B30]-2*[.B31])/2048" office:value-type="float" office:value="0.0000317382812500006" calcext:value-type="float">
            <text:p>3,17382812500006E-005</text:p>
          </table:table-cell>
          <table:table-cell table:formula="of:=([.C30]-2*[.C31])/2048" office:value-type="float" office:value="0.0001259765625" calcext:value-type="float">
            <text:p>0,0001259766</text:p>
          </table:table-cell>
          <table:table-cell table:style-name="ce12" office:value-type="string" calcext:value-type="string" table:number-columns-spanned="5" table:number-rows-spanned="1">
            <text:p>Estimate the time spent creating a single texture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formula="of:=([.B17]-[.B16])*2-[.B35]*2048" office:value-type="float" office:value="6.221" calcext:value-type="float">
            <text:p>6,221</text:p>
          </table:table-cell>
          <table:table-cell table:formula="of:=([.C17]-[.C16])*2-[.C35]*2048" office:value-type="float" office:value="6.084" calcext:value-type="float">
            <text:p>6,084</text:p>
          </table:table-cell>
          <table:table-cell table:style-name="ce12" office:value-type="string" calcext:value-type="string" table:number-columns-spanned="5" table:number-rows-spanned="1">
            <text:p>Predict time rendering 2048 textures in 200 frames from 1024 textures in 200 frame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ce11" table:formula="of:=[.B36]/[.B31]" office:value-type="percentage" office:value="1.00582053354891" calcext:value-type="percentage">
            <text:p>100,58%</text:p>
          </table:table-cell>
          <table:table-cell table:style-name="ce11" table:formula="of:=[.C36]/[.C31]" office:value-type="percentage" office:value="0.99754058042302" calcext:value-type="percentage">
            <text:p>99,75%</text:p>
          </table:table-cell>
          <table:table-cell table:style-name="ce12" office:value-type="string" calcext:value-type="string" table:number-columns-spanned="5" table:number-rows-spanned="1">
            <text:p>Expected to be close to 100%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Avg time per texture</text:p>
          </table:table-cell>
          <table:table-cell table:formula="of:=([.B33]+[.C33])/2*1000*1000" office:value-type="float" office:value="14.9951171875" calcext:value-type="float">
            <text:p>14,9951171875</text:p>
          </table:table-cell>
          <table:table-cell office:value-type="string" calcext:value-type="string">
            <text:p>microseconds</text:p>
          </table:table-cell>
          <table:table-cell table:style-name="ce13" office:value-type="string" calcext:value-type="string" table:number-columns-spanned="5" table:number-rows-spanned="1">
            <text:p>Use this number for evaluating 2D worst case performance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/>
          <table:table-cell table:style-name="ce11"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b" fo:country="NO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7:02:59.621337000</meta:creation-date>
    <dc:date>2015-11-15T20:02:22.287333000</dc:date>
    <meta:editing-duration>PT1H26M48S</meta:editing-duration>
    <meta:editing-cycles>21</meta:editing-cycles>
    <meta:generator>LibreOffice/4.1.3.2$MacOSX_x86 LibreOffice_project/70feb7d99726f064edab4605a8ab840c50ec57a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53cm" svg:y="0.316cm" chart:style-name="ch2">
          <text:p>Min/max scale</text:p>
        </chart:title>
        <chart:subtitle svg:x="4.851cm" svg:y="1.297cm" chart:style-name="ch3">
          <text:p>Expected to be approximately linear</text:p>
        </chart:subtitle>
        <chart:legend chart:legend-position="end" svg:x="13.22cm" svg:y="3.935cm" style:legend-expansion="high" chart:style-name="ch4"/>
        <chart:plot-area chart:style-name="ch5" table:cell-range-address="Sheet1.A15:Sheet1.C18" chart:data-source-has-labels="both" svg:x="0.77cm" svg:y="2.332cm" svg:width="11.81cm" svg:height="6.068cm">
          <chartooo:coordinate-region svg:x="1.214cm" svg:y="2.54cm" svg:width="10.921cm" svg:height="5.196cm"/>
          <chart:axis chart:dimension="x" chart:name="primary-x" chart:style-name="ch6" chartooo:axis-type="auto">
            <chartooo:date-scale/>
            <chart:categories table:cell-range-address="Sheet1.A16:Sheet1.A18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16:Sheet1.B18" chart:label-cell-address="Sheet1.B15:Sheet1.B15" chart:class="chart:line">
            <chart:data-point chart:repeated="3"/>
          </chart:series>
          <chart:series chart:attached-axis="primary-y" chart:style-name="ch10" chart:values-cell-range-address="Sheet1.C16:Sheet1.C18" chart:label-cell-address="Sheet1.C15:Sheet1.C1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ime</text:p>
                <draw:g>
                  <svg:desc>Sheet1.B15:Sheet1.B15</svg:desc>
                </draw:g>
              </table:table-cell>
              <table:table-cell office:value-type="string">
                <text:p>Max time</text:p>
                <draw:g>
                  <svg:desc>Sheet1.C15:Sheet1.C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6:Sheet1.A18</svg:desc>
                </draw:g>
              </table:table-cell>
              <table:table-cell office:value-type="float" office:value="1.025">
                <text:p>1.025</text:p>
                <draw:g>
                  <svg:desc>Sheet1.B16:Sheet1.B18</svg:desc>
                </draw:g>
              </table:table-cell>
              <table:table-cell office:value-type="float" office:value="1.037">
                <text:p>1.037</text:p>
                <draw:g>
                  <svg:desc>Sheet1.C16:Sheet1.C18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168">
                <text:p>4.168</text:p>
              </table:table-cell>
              <table:table-cell office:value-type="float" office:value="4.208">
                <text:p>4.2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.275">
                <text:p>7.275</text:p>
              </table:table-cell>
              <table:table-cell office:value-type="float" office:value="7.394">
                <text:p>7.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